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7.597cm"/>
    </style:style>
    <style:style style:name="co3" style:family="table-column">
      <style:table-column-properties fo:break-before="auto" style:column-width="2.817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34cm"/>
    </style:style>
    <style:style style:name="co7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color="#ffffd7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81d41a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style:text-align-source="value-type" style:repeat-content="false" fo:border="0.74pt solid #000000"/>
      <style:paragraph-properties fo:margin-left="0cm"/>
    </style:style>
    <style:style style:name="ce16" style:family="table-cell" style:parent-style-name="Default">
      <style:table-cell-properties style:text-align-source="value-type" style:repeat-content="false" fo:border="0.74pt solid #000000"/>
      <style:paragraph-properties fo:margin-left="0cm"/>
    </style:style>
    <style:style style:name="ce17" style:family="table-cell" style:parent-style-name="Default">
      <style:table-cell-properties fo:border-bottom="none" fo:border-left="none" fo:border-right="none" fo:border-top="0.74pt solid #000000"/>
    </style:style>
    <style:style style:name="ce1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5">
      <style:table-cell-properties fo:border="0.74pt solid #000000"/>
    </style:style>
    <style:style style:name="ce20" style:family="table-cell" style:parent-style-name="Default" style:data-style-name="N37"/>
    <style:style style:name="ce21" style:family="table-cell" style:parent-style-name="Default" style:data-style-name="N105">
      <style:table-cell-properties style:text-align-source="value-type" style:repeat-content="false" fo:border="0.74pt solid #000000"/>
      <style:paragraph-properties fo:margin-left="0cm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able-cell-properties fo:background-color="#333333" style:text-align-source="fix" style:repeat-content="false" fo:border="0.74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25" style:family="table-cell" style:parent-style-name="Default" style:data-style-name="N105">
      <style:table-cell-properties fo:background-color="#333333" style:text-align-source="value-type" style:repeat-content="false" fo:border="0.74pt solid #000000"/>
      <style:paragraph-properties fo:margin-left="0cm"/>
      <style:text-properties fo:color="#ffffff" fo:font-weight="bold" style:font-weight-asian="bold" style:font-weight-complex="bold"/>
    </style:style>
    <style:style style:name="ce26" style:family="table-cell" style:parent-style-name="Default" style:data-style-name="N105">
      <style:table-cell-properties fo:background-color="#ff0000" style:text-align-source="value-type" style:repeat-content="false" fo:border="0.74pt solid #000000"/>
      <style:paragraph-properties fo:margin-left="0cm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 table:number-columns-spanned="3" table:number-rows-spanned="1">
            <text:p>BASE DE DATOS (Simulación)</text:p>
          </table:table-cell>
          <table:covered-table-cell table:number-columns-repeated="2" table:style-name="ce7"/>
          <table:table-cell table:number-columns-repeated="4"/>
        </table:table-row>
        <table:table-row table:style-name="ro1">
          <table:table-cell table:style-name="ce7" office:value-type="string" calcext:value-type="string">
            <text:p>Ean</text:p>
          </table:table-cell>
          <table:table-cell table:style-name="ce7" office:value-type="string" calcext:value-type="string">
            <text:p>Descripción </text:p>
          </table:table-cell>
          <table:table-cell table:style-name="ce18" office:value-type="string" calcext:value-type="string">
            <text:p>Precio</text:p>
          </table:table-cell>
          <table:table-cell table:number-columns-repeated="4"/>
        </table:table-row>
        <table:table-row table:style-name="ro1">
          <table:table-cell office:value-type="float" office:value="8410757102469" calcext:value-type="float">
            <text:p>8410757102469</text:p>
          </table:table-cell>
          <table:table-cell office:value-type="string" calcext:value-type="string">
            <text:p>Loción Hidroalcohólica S’nonas</text:p>
          </table:table-cell>
          <table:table-cell office:value-type="currency" office:currency="EUR" office:value="6.5" calcext:value-type="currency">
            <text:p>6,50 €</text:p>
          </table:table-cell>
          <table:table-cell table:number-columns-repeated="4"/>
        </table:table-row>
        <table:table-row table:style-name="ro1">
          <table:table-cell office:value-type="float" office:value="8424212064858" calcext:value-type="float">
            <text:p>8424212064858</text:p>
          </table:table-cell>
          <table:table-cell office:value-type="string" calcext:value-type="string">
            <text:p>Cuaderno Premier Formato A5 (150 hojas)</text:p>
          </table:table-cell>
          <table:table-cell office:value-type="currency" office:currency="EUR" office:value="3.25" calcext:value-type="currency">
            <text:p>3,25 €</text:p>
          </table:table-cell>
          <table:table-cell table:number-columns-repeated="4"/>
        </table:table-row>
        <table:table-row table:style-name="ro1">
          <table:table-cell office:value-type="float" office:value="3574660085587" calcext:value-type="float">
            <text:p>3574660085587</text:p>
          </table:table-cell>
          <table:table-cell office:value-type="string" calcext:value-type="string">
            <text:p>Protector labial Neutrógena</text:p>
          </table:table-cell>
          <table:table-cell office:value-type="currency" office:currency="EUR" office:value="2.99" calcext:value-type="currency">
            <text:p>2,99 €</text:p>
          </table:table-cell>
          <table:table-cell table:number-columns-repeated="4"/>
        </table:table-row>
        <table:table-row table:style-name="ro1">
          <table:table-cell office:value-type="float" office:value="8480000495686" calcext:value-type="float">
            <text:p>8480000495686</text:p>
          </table:table-cell>
          <table:table-cell office:value-type="string" calcext:value-type="string">
            <text:p>Servilletas Bosque Verde 100 unidades</text:p>
          </table:table-cell>
          <table:table-cell office:value-type="currency" office:currency="EUR" office:value="0.85" calcext:value-type="currency">
            <text:p>0,85 €</text:p>
          </table:table-cell>
          <table:table-cell table:number-columns-repeated="4"/>
        </table:table-row>
        <table:table-row table:style-name="ro1">
          <table:table-cell office:value-type="float" office:value="8428658000111" calcext:value-type="float">
            <text:p>8428658000111</text:p>
          </table:table-cell>
          <table:table-cell office:value-type="string" calcext:value-type="string">
            <text:p>Botella agua Fontarel 0,5 litros</text:p>
          </table:table-cell>
          <table:table-cell office:value-type="currency" office:currency="EUR" office:value="0.75" calcext:value-type="currency">
            <text:p>0,75 €</text:p>
          </table:table-cell>
          <table:table-cell table:number-columns-repeated="4"/>
        </table:table-row>
        <table:table-row table:style-name="ro1">
          <table:table-cell table:style-name="ce4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0" office:value-type="string" calcext:value-type="string" table:number-columns-spanned="3" table:number-rows-spanned="1">
            <text:p>VISTA PARA LOS CAJEROS DEL SUPERMERCADO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table:style-name="ce11" office:value-type="string" calcext:value-type="string">
            <text:p>Ticket de compran.º:</text:p>
          </table:table-cell>
          <table:table-cell table:style-name="ce14" table:formula="of:=ORG.LIBREOFFICE.RANDBETWEEN.NV(1970;3000)" office:value-type="float" office:value="2488" calcext:value-type="float">
            <text:p>2488</text:p>
          </table:table-cell>
          <table:table-cell table:style-name="ce20" table:formula="of:=TODAY()" office:value-type="date" office:date-value="2023-03-23" calcext:value-type="date">
            <text:p>23/03/23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Producto</text:p>
          </table:table-cell>
          <table:table-cell table:style-name="ce12" office:value-type="string" calcext:value-type="string">
            <text:p>Descripción </text:p>
          </table:table-cell>
          <table:table-cell table:style-name="ce12" office:value-type="string" calcext:value-type="string">
            <text:p>Precio Unidad</text:p>
          </table:table-cell>
          <table:table-cell table:style-name="ce12" office:value-type="string" calcext:value-type="string">
            <text:p>Cantidad</text:p>
          </table:table-cell>
          <table:table-cell table:style-name="ce12" office:value-type="string" calcext:value-type="string">
            <text:p>Subtotal</text:p>
          </table:table-cell>
          <table:table-cell table:number-columns-repeated="2"/>
        </table:table-row>
        <table:table-row table:style-name="ro1">
          <table:table-cell office:value-type="float" office:value="8410757102469" calcext:value-type="float">
            <text:p>8410757102469</text:p>
          </table:table-cell>
          <table:table-cell table:style-name="ce15" table:formula="of:=VLOOKUP([.$A12];[.$A$3:.$C$7];2;0)" office:value-type="string" office:string-value="Loción Hidroalcohólica S’nonas" calcext:value-type="string">
            <text:p>Loción Hidroalcohólica S’nonas</text:p>
          </table:table-cell>
          <table:table-cell table:style-name="ce21" table:formula="of:=VLOOKUP([.$A12];[.$A$3:.$C$7];3;0)" office:value-type="currency" office:currency="EUR" office:value="6.5" calcext:value-type="currency">
            <text:p>6,50 €</text:p>
          </table:table-cell>
          <table:table-cell table:style-name="ce22" office:value-type="float" office:value="2" calcext:value-type="float">
            <text:p>2</text:p>
          </table:table-cell>
          <table:table-cell table:style-name="ce21" table:formula="of:=[.C12]*[.D12]" office:value-type="currency" office:currency="EUR" office:value="13" calcext:value-type="currency">
            <text:p>13,00 €</text:p>
          </table:table-cell>
          <table:table-cell table:number-columns-repeated="2"/>
        </table:table-row>
        <table:table-row table:style-name="ro1">
          <table:table-cell office:value-type="float" office:value="8480000495686" calcext:value-type="float">
            <text:p>8480000495686</text:p>
          </table:table-cell>
          <table:table-cell table:style-name="ce16" table:formula="of:=VLOOKUP([.$A13];[.$A$3:.$C$7];2;0)" office:value-type="string" office:string-value="Servilletas Bosque Verde 100 unidades" calcext:value-type="string">
            <text:p>Servilletas Bosque Verde 100 unidades</text:p>
          </table:table-cell>
          <table:table-cell table:style-name="ce21" table:formula="of:=VLOOKUP([.$A13];[.$A$3:.$C$7];3;0)" office:value-type="currency" office:currency="EUR" office:value="0.85" calcext:value-type="currency">
            <text:p>0,85 €</text:p>
          </table:table-cell>
          <table:table-cell table:style-name="ce22" office:value-type="float" office:value="5" calcext:value-type="float">
            <text:p>5</text:p>
          </table:table-cell>
          <table:table-cell table:style-name="ce21" table:formula="of:=[.C13]*[.D13]" office:value-type="currency" office:currency="EUR" office:value="4.25" calcext:value-type="currency">
            <text:p>4,25 €</text:p>
          </table:table-cell>
          <table:table-cell table:number-columns-repeated="2"/>
        </table:table-row>
        <table:table-row table:style-name="ro1">
          <table:table-cell office:value-type="float" office:value="8428658000111" calcext:value-type="float">
            <text:p>8428658000111</text:p>
          </table:table-cell>
          <table:table-cell table:style-name="ce16" table:formula="of:=VLOOKUP([.$A14];[.$A$3:.$C$7];2;0)" office:value-type="string" office:string-value="Botella agua Fontarel 0,5 litros" calcext:value-type="string">
            <text:p>Botella agua Fontarel 0,5 litros</text:p>
          </table:table-cell>
          <table:table-cell table:style-name="ce21" table:formula="of:=VLOOKUP([.$A14];[.$A$3:.$C$7];3;0)" office:value-type="currency" office:currency="EUR" office:value="0.75" calcext:value-type="currency">
            <text:p>0,75 €</text:p>
          </table:table-cell>
          <table:table-cell table:style-name="ce22" office:value-type="float" office:value="1" calcext:value-type="float">
            <text:p>1</text:p>
          </table:table-cell>
          <table:table-cell table:style-name="ce21" table:formula="of:=[.C14]*[.D14]" office:value-type="currency" office:currency="EUR" office:value="0.75" calcext:value-type="currency">
            <text:p>0,75 €</text:p>
          </table:table-cell>
          <table:table-cell table:number-columns-repeated="2"/>
        </table:table-row>
        <table:table-row table:style-name="ro1">
          <table:table-cell office:value-type="float" office:value="3574660085587" calcext:value-type="float">
            <text:p>3574660085587</text:p>
          </table:table-cell>
          <table:table-cell table:style-name="ce16" table:formula="of:=VLOOKUP([.$A15];[.$A$3:.$C$7];2;0)" office:value-type="string" office:string-value="Protector labial Neutrógena" calcext:value-type="string">
            <text:p>Protector labial Neutrógena</text:p>
          </table:table-cell>
          <table:table-cell table:style-name="ce21" table:formula="of:=VLOOKUP([.$A15];[.$A$3:.$C$7];3;0)" office:value-type="currency" office:currency="EUR" office:value="2.99" calcext:value-type="currency">
            <text:p>2,99 €</text:p>
          </table:table-cell>
          <table:table-cell table:style-name="ce22" office:value-type="float" office:value="5" calcext:value-type="float">
            <text:p>5</text:p>
          </table:table-cell>
          <table:table-cell table:style-name="ce21" table:formula="of:=[.C15]*[.D15]" office:value-type="currency" office:currency="EUR" office:value="14.95" calcext:value-type="currency">
            <text:p>14,95 €</text:p>
          </table:table-cell>
          <table:table-cell table:number-columns-repeated="2"/>
        </table:table-row>
        <table:table-row table:style-name="ro1">
          <table:table-cell office:value-type="float" office:value="8424212064858" calcext:value-type="float">
            <text:p>8424212064858</text:p>
          </table:table-cell>
          <table:table-cell table:style-name="ce16" table:formula="of:=VLOOKUP([.$A16];[.$A$3:.$C$7];2;0)" office:value-type="string" office:string-value="Cuaderno Premier Formato A5 (150 hojas)" calcext:value-type="string">
            <text:p>Cuaderno Premier Formato A5 (150 hojas)</text:p>
          </table:table-cell>
          <table:table-cell table:style-name="ce21" table:formula="of:=VLOOKUP([.$A16];[.$A$3:.$C$7];3;0)" office:value-type="currency" office:currency="EUR" office:value="3.25" calcext:value-type="currency">
            <text:p>3,25 €</text:p>
          </table:table-cell>
          <table:table-cell table:style-name="ce22" office:value-type="float" office:value="2" calcext:value-type="float">
            <text:p>2</text:p>
          </table:table-cell>
          <table:table-cell table:style-name="ce21" table:formula="of:=[.C16]*[.D16]" office:value-type="currency" office:currency="EUR" office:value="6.5" calcext:value-type="currency">
            <text:p>6,50 €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17"/>
          <table:table-cell table:style-name="Default"/>
          <table:table-cell table:style-name="ce23" office:value-type="string" calcext:value-type="string">
            <text:p>A PAGAR:</text:p>
          </table:table-cell>
          <table:table-cell table:style-name="ce25" table:formula="of:=SUM([.E12:.E16])" office:value-type="currency" office:currency="EUR" office:value="39.45" calcext:value-type="currency">
            <text:p>39,45 €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23" office:value-type="string" calcext:value-type="string">
            <text:p>ENTREGADO:</text:p>
          </table:table-cell>
          <table:table-cell table:style-name="ce25" office:value-type="currency" office:currency="EUR" office:value="50" calcext:value-type="currency">
            <text:p>50,00 €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24" office:value-type="string" calcext:value-type="string">
            <text:p>DEVOLVER:</text:p>
          </table:table-cell>
          <table:table-cell table:style-name="ce26" table:formula="of:=[.E18]-[.E17]" office:value-type="currency" office:currency="EUR" office:value="10.55" calcext:value-type="currency">
            <text:p>10,55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09:25:13.731904481</meta:creation-date>
    <meta:editing-duration>PT10M6S</meta:editing-duration>
    <meta:editing-cycles>4</meta:editing-cycles>
    <meta:generator>LibreOffice/7.3.7.2$Linux_X86_64 LibreOffice_project/30$Build-2</meta:generator>
    <dc:date>2023-03-23T09:57:18.292963187</dc:date>
    <meta:document-statistic meta:table-count="1" meta:cell-count="59" meta:object-count="0"/>
  </office:meta>
</office:document-meta>
</file>